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666666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draw:marker-start-width="0.5cm" draw:marker-end-width="0.5cm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6pt" fo:font-weight="bold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4" style:family="paragraph">
      <style:paragraph-properties fo:text-align="center"/>
      <style:text-properties fo:font-size="20pt" fo:font-weight="bold" style:font-size-asian="20pt" style:font-size-complex="20pt"/>
    </style:style>
    <style:style style:name="P5" style:family="paragraph">
      <style:paragraph-properties fo:text-align="center"/>
      <style:text-properties fo:font-size="18pt" fo:font-weight="bold" style:font-size-asian="18pt" style:font-size-complex="18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</style:style>
    <style:style style:name="T1" style:family="text">
      <style:text-properties fo:font-size="26pt" fo:font-weight="bold" style:font-size-asian="26pt" style:font-size-complex="26pt"/>
    </style:style>
    <style:style style:name="T2" style:family="text">
      <style:text-properties style:font-name="DejaVu Sans Mono1" fo:font-size="40pt" style:font-size-asian="40pt" style:font-size-complex="40pt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DejaVu Sans Mono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3cm" svg:height="3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1cm">
          <text:p text:style-name="P2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2.5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2.5cm" svg:y="2.5cm">
          <text:p text:style-name="P2"><text:span text:style-name="T1">{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1cm" svg:x2="5.5cm" svg:y2="4.5cm">
          <text:p/>
        </draw:line>
        <draw:line draw:style-name="gr4" draw:text-style-name="P2" draw:layer="layout" svg:x1="6.5cm" svg:y1="3.51cm" svg:x2="6.5cm" svg:y2="4.499cm">
          <text:p/>
        </draw:line>
        <draw:line draw:style-name="gr4" draw:text-style-name="P2" draw:layer="layout" svg:x1="7.5cm" svg:y1="3.509cm" svg:x2="7.5cm" svg:y2="4.498cm">
          <text:p/>
        </draw:line>
        <draw:line draw:style-name="gr4" draw:text-style-name="P2" draw:layer="layout" svg:x1="8.5cm" svg:y1="3.508cm" svg:x2="8.5cm" svg:y2="4.497cm">
          <text:p/>
        </draw:line>
        <draw:line draw:style-name="gr4" draw:text-style-name="P2" draw:layer="layout" svg:x1="9.5cm" svg:y1="3.507cm" svg:x2="9.5cm" svg:y2="4.496cm">
          <text:p/>
        </draw:line>
        <draw:line draw:style-name="gr4" draw:text-style-name="P2" draw:layer="layout" svg:x1="10.5cm" svg:y1="3.506cm" svg:x2="10.5cm" svg:y2="4.495cm">
          <text:p/>
        </draw:line>
        <draw:line draw:style-name="gr4" draw:text-style-name="P2" draw:layer="layout" svg:x1="11.5cm" svg:y1="3.505cm" svg:x2="11.5cm" svg:y2="4.494cm">
          <text:p/>
        </draw:line>
        <draw:line draw:style-name="gr4" draw:text-style-name="P2" draw:layer="layout" svg:x1="12.5cm" svg:y1="3.504cm" svg:x2="12.5cm" svg:y2="4.493cm">
          <text:p/>
        </draw:line>
        <draw:line draw:style-name="gr4" draw:text-style-name="P2" draw:layer="layout" svg:x1="13.5cm" svg:y1="3.503cm" svg:x2="13.5cm" svg:y2="4.492cm">
          <text:p/>
        </draw:line>
        <draw:line draw:style-name="gr4" draw:text-style-name="P2" draw:layer="layout" svg:x1="14.5cm" svg:y1="3.502cm" svg:x2="14.5cm" svg:y2="4.491cm">
          <text:p/>
        </draw:line>
        <draw:line draw:style-name="gr4" draw:text-style-name="P2" draw:layer="layout" svg:x1="15.5cm" svg:y1="3.501cm" svg:x2="15.5cm" svg:y2="4.49cm">
          <text:p/>
        </draw:line>
        <draw:line draw:style-name="gr4" draw:text-style-name="P2" draw:layer="layout" svg:x1="4.5cm" svg:y1="3.5cm" svg:x2="4.5cm" svg:y2="4.489cm">
          <text:p/>
        </draw:lin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letus">
        <draw:custom-shape draw:style-name="gr3" draw:text-style-name="P3" draw:layer="layout" svg:width="1cm" svg:height="1.5cm" svg:x="4cm" svg:y="4.501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01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01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01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01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01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2cm" svg:x2="5.5cm" svg:y2="4.501cm">
          <text:p/>
        </draw:line>
        <draw:line draw:style-name="gr4" draw:text-style-name="P2" draw:layer="layout" svg:x1="6.5cm" svg:y1="3.511cm" svg:x2="6.5cm" svg:y2="4.5cm">
          <text:p/>
        </draw:line>
        <draw:line draw:style-name="gr4" draw:text-style-name="P2" draw:layer="layout" svg:x1="7.5cm" svg:y1="3.51cm" svg:x2="7.5cm" svg:y2="4.499cm">
          <text:p/>
        </draw:line>
        <draw:line draw:style-name="gr4" draw:text-style-name="P2" draw:layer="layout" svg:x1="8.5cm" svg:y1="3.509cm" svg:x2="8.5cm" svg:y2="4.498cm">
          <text:p/>
        </draw:line>
        <draw:line draw:style-name="gr4" draw:text-style-name="P2" draw:layer="layout" svg:x1="9.5cm" svg:y1="3.508cm" svg:x2="9.5cm" svg:y2="4.497cm">
          <text:p/>
        </draw:line>
        <draw:line draw:style-name="gr4" draw:text-style-name="P2" draw:layer="layout" svg:x1="10.5cm" svg:y1="3.507cm" svg:x2="10.5cm" svg:y2="4.496cm">
          <text:p/>
        </draw:line>
        <draw:line draw:style-name="gr4" draw:text-style-name="P2" draw:layer="layout" svg:x1="11.5cm" svg:y1="3.506cm" svg:x2="11.5cm" svg:y2="4.495cm">
          <text:p/>
        </draw:line>
        <draw:line draw:style-name="gr4" draw:text-style-name="P2" draw:layer="layout" svg:x1="12.5cm" svg:y1="3.505cm" svg:x2="12.5cm" svg:y2="4.494cm">
          <text:p/>
        </draw:line>
        <draw:line draw:style-name="gr4" draw:text-style-name="P2" draw:layer="layout" svg:x1="13.5cm" svg:y1="3.504cm" svg:x2="13.5cm" svg:y2="4.493cm">
          <text:p/>
        </draw:line>
        <draw:line draw:style-name="gr4" draw:text-style-name="P2" draw:layer="layout" svg:x1="14.5cm" svg:y1="3.503cm" svg:x2="14.5cm" svg:y2="4.492cm">
          <text:p/>
        </draw:line>
        <draw:line draw:style-name="gr4" draw:text-style-name="P2" draw:layer="layout" svg:x1="15.5cm" svg:y1="3.502cm" svg:x2="15.5cm" svg:y2="4.491cm">
          <text:p/>
        </draw:line>
        <draw:line draw:style-name="gr4" draw:text-style-name="P2" draw:layer="layout" svg:x1="4.5cm" svg:y1="3.501cm" svg:x2="4.5cm" svg:y2="4.49cm">
          <text:p/>
        </draw:lin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Oletus">
        <draw:custom-shape draw:style-name="gr6" draw:text-style-name="P6" draw:layer="layout" svg:width="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3cm">
          <text:p/>
        </draw:line>
        <draw:custom-shape draw:style-name="gr7" draw:text-style-name="P7" draw:layer="layout" svg:width="1cm" svg:height="1cm" svg:x="4.5cm" svg:y="1.5cm">
          <text:p text:style-name="P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3cm" svg:x="7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5cm" svg:y1="2cm" svg:x2="10.5cm" svg:y2="3cm">
          <text:p/>
        </draw:line>
        <draw:line draw:style-name="gr8" draw:text-style-name="P6" draw:layer="layout" svg:x1="8.5cm" svg:y1="3cm" svg:x2="10.5cm" svg:y2="3cm">
          <text:p/>
        </draw:line>
        <draw:custom-shape draw:style-name="gr7" draw:text-style-name="P8" draw:layer="layout" svg:width="1cm" svg:height="1cm" svg:x="10.5cm" svg:y="1.5cm">
          <text:p text:style-name="P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5cm" svg:height="8.5cm" svg:x="0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6cm">
          <text:p text:style-name="P2"><text:span text:style-name="T5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cm">
          <text:p text:style-name="P2"><text:span text:style-name="T5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6.5cm" svg:x2="5cm" svg:y2="6.5cm">
          <text:p/>
        </draw:line>
        <draw:line draw:style-name="gr8" draw:text-style-name="P6" draw:layer="layout" svg:x1="3cm" svg:y1="7.5cm" svg:x2="5cm" svg:y2="7.5cm">
          <text:p/>
        </draw:line>
        <draw:custom-shape draw:style-name="gr7" draw:text-style-name="P7" draw:layer="layout" svg:width="6cm" svg:height="1cm" svg:x="5cm" svg:y="7cm">
          <text:p text:style-name="P9"><text:span text:style-name="T5">'hi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6.5cm" svg:height="3cm" svg:x="2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.5cm" svg:y="11.5cm">
          <text:p text:style-name="P2"><text:span text:style-name="T5">d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5cm" svg:y1="12cm" svg:x2="5.5cm" svg:y2="12cm">
          <text:p/>
        </draw:line>
        <draw:custom-shape draw:style-name="gr7" draw:text-style-name="P7" draw:layer="layout" svg:width="15cm" svg:height="1cm" svg:x="5.5cm" svg:y="11.5cm">
          <text:p text:style-name="P9"><text:span text:style-name="T5">"hello again, ..."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1cm" svg:x="5cm" svg:y="5.987cm">
          <text:p text:style-name="P9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.987cm">
          <text:p text:style-name="P2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8.487cm" svg:x2="5cm" svg:y2="8.487cm">
          <text:p/>
        </draw:line>
        <draw:custom-shape draw:style-name="gr7" draw:text-style-name="P7" draw:layer="layout" svg:width="6cm" svg:height="1cm" svg:x="5cm" svg:y="7.987cm">
          <text:p text:style-name="P9"><text:span text:style-name="T5">'hell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5cm" svg:height="1.5cm" svg:x="8cm" svg:y="9.2cm">
          <text:p text:style-name="P2"><text:span text:style-name="T5">thing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cm" svg:height="12cm" svg:x="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cm" svg:height="1cm" svg:x="1.5cm" svg:y="15.5cm">
          <text:p text:style-name="P2"><text:span text:style-name="T5">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6cm" svg:height="1cm" svg:x="1.5cm" svg:y="19cm">
          <text:p text:style-name="P2"><text:span text:style-name="T5">'wub_wub'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16cm" svg:x2="7.5cm" svg:y2="16cm">
          <text:p/>
        </draw:line>
        <draw:custom-shape draw:style-name="gr7" draw:text-style-name="P7" draw:layer="layout" svg:width="1cm" svg:height="1cm" svg:x="7.5cm" svg:y="15.5cm">
          <text:p text:style-name="P2"><text:span text:style-name="T5">[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.5cm" svg:y="15.52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1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.5cm" svg:y="15.5cm">
          <text:p text:style-name="P2"><text:span text:style-name="T5">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7.5cm" svg:height="1cm" svg:x="1.5cm" svg:y="23.5cm">
          <text:p text:style-name="P2"><text:span text:style-name="T5">'theelous3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6cm" svg:height="1cm" svg:x="12cm" svg:y="23.5cm">
          <text:p text:style-name="P2"><text:span text:style-name="T5">'RubyPinch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6cm" svg:height="1cm" svg:x="13.5cm" svg:y="19cm">
          <text:p text:style-name="P2"><text:span text:style-name="T5">'go|dfish'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1cm" svg:x="4.5cm" svg:y="2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1cm" svg:height="1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1cm" svg:height="1cm" svg:x="9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1cm" svg:height="1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1cm" svg:height="1cm" svg:x="12cm" svg:y="15.5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9.5cm" svg:y1="16.5cm" svg:x2="5.25cm" svg:y2="23.5cm" draw:start-shape="id1" draw:start-glue-point="2" draw:end-shape="id2" svg:d="M9500 16500c0 5250-4250 1750-4250 7000" svg:viewBox="0 0 4251 7001">
          <text:p/>
        </draw:connector>
        <draw:connector draw:style-name="gr8" draw:text-style-name="P2" draw:layer="layout" draw:type="curve" svg:x1="8.5cm" svg:y1="16.5cm" svg:x2="4.5cm" svg:y2="19cm" draw:start-shape="id3" draw:start-glue-point="2" draw:end-shape="id4" svg:d="M8500 16500c0 1875-4000 625-4000 2500" svg:viewBox="0 0 4001 2501">
          <text:p/>
        </draw:connector>
        <draw:connector draw:style-name="gr8" draw:text-style-name="P2" draw:layer="layout" draw:type="curve" svg:x1="11.5cm" svg:y1="16.5cm" svg:x2="15cm" svg:y2="23.5cm" draw:start-shape="id5" draw:start-glue-point="2" draw:end-shape="id6" draw:end-glue-point="0" svg:d="M11500 16500c0 5230 3500 1731 3500 7000" svg:viewBox="0 0 3501 7001">
          <text:p/>
        </draw:connector>
        <draw:connector draw:style-name="gr8" draw:text-style-name="P2" draw:layer="layout" draw:type="curve" svg:x1="12.5cm" svg:y1="16.5cm" svg:x2="16.5cm" svg:y2="19cm" draw:start-shape="id7" draw:start-glue-point="2" draw:end-shape="id8" svg:d="M12500 16500c0 1855 4000 606 4000 2500" svg:viewBox="0 0 4001 2501">
          <text:p/>
        </draw:connector>
        <draw:custom-shape draw:style-name="gr10" draw:text-style-name="P2" xml:id="id9" draw:id="id9" draw:layer="layout" svg:width="1cm" svg:height="1cm" svg:x="10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7.5cm" svg:height="1cm" svg:x="6.8cm" svg:y="25.5cm">
          <text:p text:style-name="P2"><text:span text:style-name="T5">'Nitori'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0.5cm" svg:y1="16.5cm" svg:x2="10.55cm" svg:y2="25.5cm" draw:start-shape="id9" draw:start-glue-point="2" draw:end-shape="id10" draw:end-glue-point="0" svg:d="M10500 16500c0 6730 50 2231 50 9000" svg:viewBox="0 0 51 9001">
          <text:p/>
        </draw:connector>
      </draw:page>
      <draw:page draw:name="page9" draw:style-name="dp1" draw:master-page-name="Oletus">
        <draw:custom-shape draw:style-name="gr6" draw:text-style-name="P6" draw:layer="layout" svg:width="8.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2cm">
          <text:p/>
        </draw:line>
        <draw:custom-shape draw:style-name="gr7" draw:text-style-name="P7" draw:layer="layout" svg:width="5cm" svg:height="1cm" svg:x="4.5cm" svg:y="1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5cm" svg:height="3.5cm" svg:x="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5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7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6cm" svg:x2="4.5cm" svg:y2="6cm">
          <text:p/>
        </draw:line>
        <draw:line draw:style-name="gr8" draw:text-style-name="P6" draw:layer="layout" svg:x1="2.5cm" svg:y1="7.5cm" svg:x2="4.5cm" svg:y2="7.5cm">
          <text:p/>
        </draw:line>
        <draw:custom-shape draw:style-name="gr7" draw:text-style-name="P7" draw:layer="layout" svg:width="5cm" svg:height="1cm" svg:x="4.5cm" svg:y="5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cm" svg:height="1cm" svg:x="4.5cm" svg:y="7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6-11-04T23:24:07.123386098</dc:date>
    <meta:editing-duration>PT6H45M40S</meta:editing-duration>
    <meta:editing-cycles>40</meta:editing-cycles>
    <meta:generator>LibreOffice/4.2.8.2$Linux_X86_64 LibreOffice_project/420m0$Build-2</meta:generator>
    <meta:document-statistic meta:object-count="339"/>
  </office:meta>
</office:document-meta>
</file>